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Line_20_Arrow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51cm" draw:marker-start="Line_20_Arrow" draw:marker-start-width="0.203cm" draw:marker-end="Line_20_Arrow" draw:marker-end-width="0.20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9pt" fo:font-style="italic" style:font-size-asian="9pt" style:font-style-asian="italic" style:font-size-complex="9pt" style:font-style-complex="italic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2cm" svg:y1="5.525cm" svg:x2="5.508cm" svg:y2="5.531cm">
          <text:p text:style-name="P2"/>
        </draw:line>
        <draw:line draw:style-name="gr2" draw:text-style-name="P1" draw:layer="layout" svg:x1="5.49cm" svg:y1="5.533cm" svg:x2="8.586cm" svg:y2="5.533cm">
          <text:p text:style-name="P2"/>
        </draw:line>
        <draw:frame draw:style-name="gr3" draw:text-style-name="P3" draw:layer="layout" svg:width="0.68cm" svg:height="0.607cm" svg:x="5.18cm" svg:y="5.545cm">
          <draw:text-box>
            <text:p text:style-name="P2"><text:span text:style-name="T1">0</text:span></text:p>
          </draw:text-box>
        </draw:frame>
        <draw:frame draw:style-name="gr3" draw:text-style-name="P4" draw:layer="layout" svg:width="0.663cm" svg:height="0.607cm" svg:x="7.782cm" svg:y="5.545cm">
          <draw:text-box>
            <text:p text:style-name="P2"><text:span text:style-name="T2">x</text:span></text:p>
          </draw:text-box>
        </draw:frame>
        <draw:line draw:style-name="gr1" draw:text-style-name="P1" draw:layer="layout" svg:x1="5.492cm" svg:y1="5.539cm" svg:x2="5.499cm" svg:y2="3.04cm">
          <text:p text:style-name="P2"/>
        </draw:line>
        <draw:line draw:style-name="gr1" draw:text-style-name="P1" draw:layer="layout" svg:x1="5.482cm" svg:y1="3.059cm" svg:x2="6.592cm" svg:y2="3.054cm">
          <text:p text:style-name="P2"/>
        </draw:line>
        <draw:line draw:style-name="gr4" draw:text-style-name="P1" draw:layer="layout" svg:x1="5.382cm" svg:y1="5.569cm" svg:x2="5.377cm" svg:y2="3.07cm">
          <text:p text:style-name="P2"/>
        </draw:line>
        <draw:frame draw:style-name="gr3" draw:text-style-name="P4" draw:layer="layout" svg:width="0.714cm" svg:height="0.607cm" svg:x="4.821cm" svg:y="4.045cm">
          <draw:text-box>
            <text:p text:style-name="P2"><text:span text:style-name="T2">V</text:span></text:p>
          </draw:text-box>
        </draw:frame>
        <draw:line draw:style-name="gr2" draw:text-style-name="P1" draw:layer="layout" svg:x1="2.942cm" svg:y1="5.541cm" svg:x2="2.939cm" svg:y2="2.696cm">
          <text:p text:style-name="P2"/>
        </draw:line>
        <draw:frame draw:style-name="gr3" draw:text-style-name="P3" draw:layer="layout" svg:width="3.478cm" svg:height="0.607cm" draw:transform="rotate (1.57830124257817) translate (2.296cm 5.761cm)">
          <draw:text-box>
            <text:p text:style-name="P2"><text:span text:style-name="T1">Potential energy </text:span><text:span text:style-name="T2">V</text:span><text:span text:style-name="T3">(</text:span><text:span text:style-name="T2">x</text:span><text:span text:style-name="T3">)</text:span></text:p>
          </draw:text-box>
        </draw:frame>
        <draw:frame draw:style-name="gr3" draw:text-style-name="P3" draw:layer="layout" svg:width="1.484cm" svg:height="0.607cm" svg:x="3.255cm" svg:y="4.028cm">
          <draw:text-box>
            <text:p text:style-name="P2"><text:span text:style-name="T1">Zone 1</text:span></text:p>
          </draw:text-box>
        </draw:frame>
        <draw:frame draw:style-name="gr3" draw:text-style-name="P3" draw:layer="layout" svg:width="1.484cm" svg:height="0.607cm" svg:x="5.311cm" svg:y="4.028cm">
          <draw:text-box>
            <text:p text:style-name="P2"><text:span text:style-name="T1">Zone 2</text:span></text:p>
          </draw:text-box>
        </draw:frame>
        <draw:line draw:style-name="gr1" draw:text-style-name="P1" draw:layer="layout" svg:x1="6.565cm" svg:y1="5.54cm" svg:x2="6.572cm" svg:y2="3.041cm">
          <text:p text:style-name="P2"/>
        </draw:line>
        <draw:frame draw:style-name="gr3" draw:text-style-name="P3" draw:layer="layout" svg:width="1.48cm" svg:height="0.607cm" svg:x="6.911cm" svg:y="4.029cm">
          <draw:text-box>
            <text:p text:style-name="P2"><text:span text:style-name="T1">Zone 3</text:span></text:p>
          </draw:text-box>
        </draw:frame>
        <draw:frame draw:style-name="gr3" draw:text-style-name="P4" draw:layer="layout" svg:width="0.68cm" svg:height="0.607cm" svg:x="6.24cm" svg:y="5.546cm">
          <draw:text-box>
            <text:p text:style-name="P5"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Jussi Eloranta</meta:initial-creator>
    <meta:creation-date>2007-12-24T11:50:30</meta:creation-date>
    <dc:creator>Jussi Eloranta</dc:creator>
    <dc:date>2009-01-27T13:12:33</dc:date>
    <meta:editing-cycles>17</meta:editing-cycles>
    <meta:editing-duration>PT23M23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